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b2a" officeooo:paragraph-rsid="000a6b2a"/>
    </style:style>
    <style:style style:name="P2" style:family="paragraph" style:parent-style-name="Standard">
      <style:text-properties officeooo:rsid="000a6b2a" officeooo:paragraph-rsid="00116c85"/>
    </style:style>
    <style:style style:name="P3" style:family="paragraph" style:parent-style-name="Standard">
      <style:text-properties officeooo:rsid="000a6b2a" officeooo:paragraph-rsid="0013d9e6"/>
    </style:style>
    <style:style style:name="P4" style:family="paragraph" style:parent-style-name="Standard">
      <style:text-properties officeooo:rsid="000a6b2a" officeooo:paragraph-rsid="0014677b"/>
    </style:style>
    <style:style style:name="P5" style:family="paragraph" style:parent-style-name="Standard">
      <style:text-properties officeooo:rsid="000a6b2a" officeooo:paragraph-rsid="0014f95d"/>
    </style:style>
    <style:style style:name="P6" style:family="paragraph" style:parent-style-name="Standard">
      <style:text-properties officeooo:rsid="000c2d4e" officeooo:paragraph-rsid="000c2d4e"/>
    </style:style>
    <style:style style:name="P7" style:family="paragraph" style:parent-style-name="Standard">
      <style:text-properties officeooo:rsid="000c2d4e" officeooo:paragraph-rsid="000f1eff"/>
    </style:style>
    <style:style style:name="P8" style:family="paragraph" style:parent-style-name="Standard">
      <style:text-properties officeooo:rsid="000c2d4e" officeooo:paragraph-rsid="00116c85"/>
    </style:style>
    <style:style style:name="P9" style:family="paragraph" style:parent-style-name="Standard">
      <style:text-properties officeooo:rsid="00116c85" officeooo:paragraph-rsid="00116c85"/>
    </style:style>
    <style:style style:name="P10" style:family="paragraph" style:parent-style-name="Standard">
      <style:text-properties officeooo:rsid="0013d9e6" officeooo:paragraph-rsid="0013d9e6"/>
    </style:style>
    <style:style style:name="P11" style:family="paragraph" style:parent-style-name="Standard">
      <style:text-properties officeooo:rsid="0014677b" officeooo:paragraph-rsid="0014677b"/>
    </style:style>
    <style:style style:name="T1" style:family="text">
      <style:text-properties officeooo:rsid="000c2d4e"/>
    </style:style>
    <style:style style:name="T2" style:family="text">
      <style:text-properties officeooo:rsid="000f1eff"/>
    </style:style>
    <style:style style:name="T3" style:family="text">
      <style:text-properties officeooo:rsid="000f7828"/>
    </style:style>
    <style:style style:name="T4" style:family="text">
      <style:text-properties officeooo:rsid="00116c85"/>
    </style:style>
    <style:style style:name="T5" style:family="text">
      <style:text-properties officeooo:rsid="0012a6f1"/>
    </style:style>
    <style:style style:name="T6" style:family="text">
      <style:text-properties officeooo:rsid="0013d9e6"/>
    </style:style>
    <style:style style:name="T7" style:family="text">
      <style:text-properties officeooo:rsid="0014677b"/>
    </style:style>
    <style:style style:name="T8" style:family="text">
      <style:text-properties officeooo:rsid="0014f9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Aplicação das normas ISO/IEC 27001 e ISO/IEC 27002 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6">Conceito </text:p>
      <text:p text:style-name="P6"/>
      <text:p text:style-name="P6">Requisitos da norma ISO/IEC 27001 </text:p>
      <text:p text:style-name="P6">vídeo 1 </text:p>
      <text:p text:style-name="P6"/>
      <text:p text:style-name="P7">-ISO/IEC 27001 <text:span text:style-name="T2">no brasil ela é fomentada pela ABNT NBR </text:span></text:p>
      <text:p text:style-name="P7">-<text:span text:style-name="T3">define requisitos, especifica para ter o contexto relacionado a gestão da seg. informação dentro de uma organização </text:span></text:p>
      <text:p text:style-name="P7">-<text:span text:style-name="T3">requisitos para avaliar e tratar riscos da seg. da informação </text:span></text:p>
      <text:p text:style-name="P7">-<text:span text:style-name="T3">a palavra-chave é DEVE, ou seja, deve seguir os requisitos, as cláusulas desta norma </text:span></text:p>
      <text:p text:style-name="P2">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8"><text:span text:style-name="T4">Benefícios</text:span> da norma ISO/IEC 27001 </text:p>
      <text:p text:style-name="P9">vídeo 2 </text:p>
      <text:p text:style-name="P9"/>
      <text:p text:style-name="P9">-<text:span text:style-name="T5">ela é passível de certificação acreditada, ou seja, benefícios como diminuição de procedimentos ou políticas que não foram implementadas, justamente por seguirem os requisitos da ISO </text:span></text:p>
      <text:p text:style-name="P9">-<text:span text:style-name="T5">identificar e eliminar fraquezas </text:span></text:p>
      <text:p text:style-name="P9">-<text:span text:style-name="T5">gerência participa ativamente a seg. Da informação, vai ter mais consciência disso </text:span></text:p>
      <text:p text:style-name="P9">-<text:span text:style-name="T6">vai poder ter formas de medir o sucesso deste sistema de SGSI.</text:span></text:p>
      <text:p text:style-name="P3">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10">exemplo de como aplicar a norma <text:span text:style-name="T1">ISO/IEC 27001 </text:span></text:p>
      <text:p text:style-name="P10">vídeo 3 </text:p>
      <text:p text:style-name="P10">-<text:span text:style-name="T7">ok </text:span></text:p>
      <text:p text:style-name="P4">------------------------------------------------------------------------------------------------------------------------</text:p>
      <text:p text:style-name="P4"/>
      <text:p text:style-name="P4">------------------------------------------------------------------------------------------------------------------------</text:p>
      <text:p text:style-name="P11">estudo de caso para aplicação dos itens da norma <text:span text:style-name="T1">ISO/IEC 27001 </text:span></text:p>
      <text:p text:style-name="P11">vídeo 4 </text:p>
      <text:p text:style-name="P11">-<text:span text:style-name="T8">ok</text:span></text:p>
      <text:p text:style-name="P5">------------------------------------------------------------------------------------------------------------------------</text:p>
      <text:p text:style-name="P5"/>
      <text:p text:style-name="P11"/>
      <text:p text:style-name="P11"/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9:01:03.802000000</dc:date>
    <meta:editing-duration>PT31M18S</meta:editing-duration>
    <meta:editing-cycles>10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9" meta:word-count="163" meta:character-count="1931" meta:non-whitespace-character-count="1778"/>
  </office:meta>
</office:document-meta>
</file>